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odePostal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hist-geo.com/Localiser/Departement/Ain-01.php" xlink:type="simple">Ain</text:a></text:p>
          </table:table-cell>
          <table:table-cell office:value-type="string" calcext:value-type="string">
            <text:p><text:a xlink:href="http://www.hist-geo.com/Localiser/Ville/Bourg-en-Bresse.php" xlink:type="simple">Bourg-en-Bress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hist-geo.com/Localiser/Departement/Aisne-02.php" xlink:type="simple">Aisne</text:a></text:p>
          </table:table-cell>
          <table:table-cell office:value-type="string" calcext:value-type="string">
            <text:p><text:a xlink:href="http://www.hist-geo.com/Localiser/Ville/Laon.php" xlink:type="simple">Laon</text:a></text:p>
          </table:table-cell>
          <table:table-cell office:value-type="string" calcext:value-type="string">
            <text:p><text:a xlink:href="http://www.hist-geo.com/Localiser/Region/Picardie.php" xlink:type="simple">Picardie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hist-geo.com/Localiser/Departement/Allier-03.php" xlink:type="simple">Allier</text:a></text:p>
          </table:table-cell>
          <table:table-cell office:value-type="string" calcext:value-type="string">
            <text:p><text:a xlink:href="http://www.hist-geo.com/Localiser/Ville/Moulins.php" xlink:type="simple">Moulins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hist-geo.com/Localiser/Departement/Alpes-de-Hautes-Provence-04.php" xlink:type="simple">Alpes de Hautes-Provence</text:a></text:p>
          </table:table-cell>
          <table:table-cell office:value-type="string" calcext:value-type="string">
            <text:p><text:a xlink:href="http://www.hist-geo.com/Localiser/Ville/Digne.php" xlink:type="simple">Digne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hist-geo.com/Localiser/Departement/Hautes-Alpes-05.php" xlink:type="simple">Hautes-Alpes</text:a></text:p>
          </table:table-cell>
          <table:table-cell office:value-type="string" calcext:value-type="string">
            <text:p><text:a xlink:href="http://www.hist-geo.com/Localiser/Ville/Gap.php" xlink:type="simple">Gap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hist-geo.com/Localiser/Departement/Alpes-Maritimes-06.php" xlink:type="simple">Alpes-Maritimes</text:a></text:p>
          </table:table-cell>
          <table:table-cell office:value-type="string" calcext:value-type="string">
            <text:p><text:a xlink:href="http://www.hist-geo.com/Localiser/Ville/Nice.php" xlink:type="simple">Nice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hist-geo.com/Localiser/Departement/Ardeche-07.php" xlink:type="simple">Ardèche</text:a></text:p>
          </table:table-cell>
          <table:table-cell office:value-type="string" calcext:value-type="string">
            <text:p><text:a xlink:href="http://www.hist-geo.com/Localiser/Ville/Privas.php" xlink:type="simple">Privas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hist-geo.com/Localiser/Departement/Ardennes-08.php" xlink:type="simple">Ardennes</text:a></text:p>
          </table:table-cell>
          <table:table-cell office:value-type="string" calcext:value-type="string">
            <text:p><text:a xlink:href="http://www.hist-geo.com/Localiser/Ville/Charleville-Mezieres.php" xlink:type="simple">Charleville-Mézières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hist-geo.com/Localiser/Departement/Ariege-09.php" xlink:type="simple">Ariège</text:a></text:p>
          </table:table-cell>
          <table:table-cell office:value-type="string" calcext:value-type="string">
            <text:p><text:a xlink:href="http://www.hist-geo.com/Localiser/Ville/Foix.php" xlink:type="simple">Foix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hist-geo.com/Localiser/Departement/Aube-10.php" xlink:type="simple">Aube</text:a></text:p>
          </table:table-cell>
          <table:table-cell office:value-type="string" calcext:value-type="string">
            <text:p><text:a xlink:href="http://www.hist-geo.com/Localiser/Ville/Troyes.php" xlink:type="simple">Troyes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hist-geo.com/Localiser/Departement/Aude-11.php" xlink:type="simple">Aude</text:a></text:p>
          </table:table-cell>
          <table:table-cell office:value-type="string" calcext:value-type="string">
            <text:p><text:a xlink:href="http://www.hist-geo.com/Localiser/Ville/Carcassonne.php" xlink:type="simple">Carcassonne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hist-geo.com/Localiser/Departement/Aveyron-12.php" xlink:type="simple">Aveyron</text:a></text:p>
          </table:table-cell>
          <table:table-cell office:value-type="string" calcext:value-type="string">
            <text:p><text:a xlink:href="http://www.hist-geo.com/Localiser/Ville/Rodez.php" xlink:type="simple">Rodez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hist-geo.com/Localiser/Departement/Bouches-du-Rhone-13.php" xlink:type="simple">Bouches-du-Rhône</text:a></text:p>
          </table:table-cell>
          <table:table-cell office:value-type="string" calcext:value-type="string">
            <text:p><text:a xlink:href="http://www.hist-geo.com/Localiser/Ville/Marseille.php" xlink:type="simple">Marseille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hist-geo.com/Localiser/Departement/Calvados-14.php" xlink:type="simple">Calvados</text:a></text:p>
          </table:table-cell>
          <table:table-cell office:value-type="string" calcext:value-type="string">
            <text:p><text:a xlink:href="http://www.hist-geo.com/Localiser/Ville/Caen.php" xlink:type="simple">Caen</text:a></text:p>
          </table:table-cell>
          <table:table-cell office:value-type="string" calcext:value-type="string">
            <text:p><text:a xlink:href="http://www.hist-geo.com/Localiser/Region/Basse-Normandie.php" xlink:type="simple">Basse-Normandie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hist-geo.com/Localiser/Departement/Cantal-15.php" xlink:type="simple">Cantal</text:a></text:p>
          </table:table-cell>
          <table:table-cell office:value-type="string" calcext:value-type="string">
            <text:p><text:a xlink:href="http://www.hist-geo.com/Localiser/Ville/Aurillac.php" xlink:type="simple">Aurillac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hist-geo.com/Localiser/Departement/Charente-16.php" xlink:type="simple">Charente</text:a></text:p>
          </table:table-cell>
          <table:table-cell office:value-type="string" calcext:value-type="string">
            <text:p><text:a xlink:href="http://www.hist-geo.com/Localiser/Ville/Angouleme.php" xlink:type="simple">Angoulême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hist-geo.com/Localiser/Departement/Charente-Maritime-17.php" xlink:type="simple">Charente-Maritime</text:a></text:p>
          </table:table-cell>
          <table:table-cell office:value-type="string" calcext:value-type="string">
            <text:p><text:a xlink:href="http://www.hist-geo.com/Localiser/Ville/La-Rochelle.php" xlink:type="simple">La Rochelle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hist-geo.com/Localiser/Departement/Cher-18.php" xlink:type="simple">Cher</text:a></text:p>
          </table:table-cell>
          <table:table-cell office:value-type="string" calcext:value-type="string">
            <text:p><text:a xlink:href="http://www.hist-geo.com/Localiser/Ville/Bourges.php" xlink:type="simple">Bourge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hist-geo.com/Localiser/Departement/Correze-19.php" xlink:type="simple">Corrèze</text:a></text:p>
          </table:table-cell>
          <table:table-cell office:value-type="string" calcext:value-type="string">
            <text:p><text:a xlink:href="http://www.hist-geo.com/Localiser/Ville/Tulle.php" xlink:type="simple">Tulle</text:a></text:p>
          </table:table-cell>
          <table:table-cell office:value-type="string" calcext:value-type="string">
            <text:p><text:a xlink:href="http://www.hist-geo.com/Localiser/Region/Limousin.php" xlink:type="simple">Limousin</text:a>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<text:a xlink:href="http://www.hist-geo.com/Localiser/Departement/Corse-du-Sud-2A.php" xlink:type="simple">Corse-du-Sud</text:a></text:p>
          </table:table-cell>
          <table:table-cell office:value-type="string" calcext:value-type="string">
            <text:p><text:a xlink:href="http://www.hist-geo.com/Localiser/Ville/Ajaccio.php" xlink:type="simple">Ajaccio</text:a></text:p>
          </table:table-cell>
          <table:table-cell office:value-type="string" calcext:value-type="string">
            <text:p><text:a xlink:href="http://www.hist-geo.com/Localiser/Region/Corse.php" xlink:type="simple">Corse</text:a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<text:a xlink:href="http://www.hist-geo.com/Localiser/Departement/Haute-Corse-2B.php" xlink:type="simple">Haute-Corse</text:a></text:p>
          </table:table-cell>
          <table:table-cell office:value-type="string" calcext:value-type="string">
            <text:p><text:a xlink:href="http://www.hist-geo.com/Localiser/Ville/Bastia.php" xlink:type="simple">Bastia</text:a></text:p>
          </table:table-cell>
          <table:table-cell office:value-type="string" calcext:value-type="string">
            <text:p><text:a xlink:href="http://www.hist-geo.com/Localiser/Region/Corse.php" xlink:type="simple">Corse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hist-geo.com/Localiser/Departement/Cote-d-Or-21.php" xlink:type="simple">Côte-d'Or</text:a></text:p>
          </table:table-cell>
          <table:table-cell office:value-type="string" calcext:value-type="string">
            <text:p><text:a xlink:href="http://www.hist-geo.com/Localiser/Ville/Dijon.php" xlink:type="simple">Dijon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hist-geo.com/Localiser/Departement/Cotes-d-Armor-22.php" xlink:type="simple">Côtes d'Armor</text:a></text:p>
          </table:table-cell>
          <table:table-cell office:value-type="string" calcext:value-type="string">
            <text:p><text:a xlink:href="http://www.hist-geo.com/Localiser/Ville/Saint-Brieuc.php" xlink:type="simple">Saint-Brieuc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hist-geo.com/Localiser/Departement/Creuse-23.php" xlink:type="simple">Creuse</text:a></text:p>
          </table:table-cell>
          <table:table-cell office:value-type="string" calcext:value-type="string">
            <text:p><text:a xlink:href="http://www.hist-geo.com/Localiser/Ville/Gueret.php" xlink:type="simple">Guéret</text:a></text:p>
          </table:table-cell>
          <table:table-cell office:value-type="string" calcext:value-type="string">
            <text:p><text:a xlink:href="http://www.hist-geo.com/Localiser/Region/Limousin.php" xlink:type="simple">Limousin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hist-geo.com/Localiser/Departement/Dordogne-24.php" xlink:type="simple">Dordogne</text:a></text:p>
          </table:table-cell>
          <table:table-cell office:value-type="string" calcext:value-type="string">
            <text:p><text:a xlink:href="http://www.hist-geo.com/Localiser/Ville/Perigueux.php" xlink:type="simple">Périgueux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hist-geo.com/Localiser/Departement/Doubs-25.php" xlink:type="simple">Doubs</text:a></text:p>
          </table:table-cell>
          <table:table-cell office:value-type="string" calcext:value-type="string">
            <text:p><text:a xlink:href="http://www.hist-geo.com/Localiser/Ville/Besancon.php" xlink:type="simple">Besançon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hist-geo.com/Localiser/Departement/Drome-26.php" xlink:type="simple">Drôme</text:a></text:p>
          </table:table-cell>
          <table:table-cell office:value-type="string" calcext:value-type="string">
            <text:p><text:a xlink:href="http://www.hist-geo.com/Localiser/Ville/Valence.php" xlink:type="simple">Valenc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hist-geo.com/Localiser/Departement/Eure-27.php" xlink:type="simple">Eure</text:a></text:p>
          </table:table-cell>
          <table:table-cell office:value-type="string" calcext:value-type="string">
            <text:p><text:a xlink:href="http://www.hist-geo.com/Localiser/Ville/Evreux.php" xlink:type="simple">Évreux</text:a></text:p>
          </table:table-cell>
          <table:table-cell office:value-type="string" calcext:value-type="string">
            <text:p><text:a xlink:href="http://www.hist-geo.com/Localiser/Region/Haute-Normandie.php" xlink:type="simple">Haute-Normandie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hist-geo.com/Localiser/Departement/Eure-et-Loir-28.php" xlink:type="simple">Eure-et-Loir</text:a></text:p>
          </table:table-cell>
          <table:table-cell office:value-type="string" calcext:value-type="string">
            <text:p><text:a xlink:href="http://www.hist-geo.com/Localiser/Ville/Chartres.php" xlink:type="simple">Chartre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hist-geo.com/Localiser/Departement/Finistere-29.php" xlink:type="simple">Finistère</text:a></text:p>
          </table:table-cell>
          <table:table-cell office:value-type="string" calcext:value-type="string">
            <text:p><text:a xlink:href="http://www.hist-geo.com/Localiser/Ville/Quimper.php" xlink:type="simple">Quimper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hist-geo.com/Localiser/Departement/Gard-30.php" xlink:type="simple">Gard</text:a></text:p>
          </table:table-cell>
          <table:table-cell office:value-type="string" calcext:value-type="string">
            <text:p><text:a xlink:href="http://www.hist-geo.com/Localiser/Ville/Nimes.php" xlink:type="simple">Nîmes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hist-geo.com/Localiser/Departement/Haute-Garonne-31.php" xlink:type="simple">Haute-Garonne</text:a></text:p>
          </table:table-cell>
          <table:table-cell office:value-type="string" calcext:value-type="string">
            <text:p><text:a xlink:href="http://www.hist-geo.com/Localiser/Ville/Toulouse.php" xlink:type="simple">Toulouse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hist-geo.com/Localiser/Departement/Gers-32.php" xlink:type="simple">Gers</text:a></text:p>
          </table:table-cell>
          <table:table-cell office:value-type="string" calcext:value-type="string">
            <text:p><text:a xlink:href="http://www.hist-geo.com/Localiser/Ville/Auch.php" xlink:type="simple">Auch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hist-geo.com/Localiser/Departement/Gironde-33.php" xlink:type="simple">Gironde</text:a></text:p>
          </table:table-cell>
          <table:table-cell office:value-type="string" calcext:value-type="string">
            <text:p><text:a xlink:href="http://www.hist-geo.com/Localiser/Ville/Bordeaux.php" xlink:type="simple">Bordeaux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hist-geo.com/Localiser/Departement/Herault-34.php" xlink:type="simple">Hérault</text:a></text:p>
          </table:table-cell>
          <table:table-cell office:value-type="string" calcext:value-type="string">
            <text:p><text:a xlink:href="http://www.hist-geo.com/Localiser/Ville/Montpellier.php" xlink:type="simple">Montpellier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hist-geo.com/Localiser/Departement/Ille-et-Vilaine-35.php" xlink:type="simple">Ille-et-Vilaine</text:a></text:p>
          </table:table-cell>
          <table:table-cell office:value-type="string" calcext:value-type="string">
            <text:p><text:a xlink:href="http://www.hist-geo.com/Localiser/Ville/Rennes.php" xlink:type="simple">Rennes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hist-geo.com/Localiser/Departement/Indre-36.php" xlink:type="simple">Indre</text:a></text:p>
          </table:table-cell>
          <table:table-cell office:value-type="string" calcext:value-type="string">
            <text:p><text:a xlink:href="http://www.hist-geo.com/Localiser/Ville/Chateauroux.php" xlink:type="simple">Châteauroux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hist-geo.com/Localiser/Departement/Indre-et-Loire-37.php" xlink:type="simple">Indre-et-Loire</text:a></text:p>
          </table:table-cell>
          <table:table-cell office:value-type="string" calcext:value-type="string">
            <text:p><text:a xlink:href="http://www.hist-geo.com/Localiser/Ville/Tours.php" xlink:type="simple">Tour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www.hist-geo.com/Localiser/Departement/Isere-38.php" xlink:type="simple">Isère</text:a></text:p>
          </table:table-cell>
          <table:table-cell office:value-type="string" calcext:value-type="string">
            <text:p><text:a xlink:href="http://www.hist-geo.com/Localiser/Ville/Grenoble.php" xlink:type="simple">Grenobl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www.hist-geo.com/Localiser/Departement/Jura-39.php" xlink:type="simple">Jura</text:a></text:p>
          </table:table-cell>
          <table:table-cell office:value-type="string" calcext:value-type="string">
            <text:p><text:a xlink:href="http://www.hist-geo.com/Localiser/Ville/Lons-le-Saunier.php" xlink:type="simple">Lons-le-Saunier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www.hist-geo.com/Localiser/Departement/Landes-40.php" xlink:type="simple">Landes</text:a></text:p>
          </table:table-cell>
          <table:table-cell office:value-type="string" calcext:value-type="string">
            <text:p><text:a xlink:href="http://www.hist-geo.com/Localiser/Ville/Mont-de-Marsan.php" xlink:type="simple">Mont-de-Marsan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www.hist-geo.com/Localiser/Departement/Loir-et-Cher-41.php" xlink:type="simple">Loir-et-Cher</text:a></text:p>
          </table:table-cell>
          <table:table-cell office:value-type="string" calcext:value-type="string">
            <text:p><text:a xlink:href="http://www.hist-geo.com/Localiser/Ville/Blois.php" xlink:type="simple">Bloi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www.hist-geo.com/Localiser/Departement/Loire-42.php" xlink:type="simple">Loire</text:a></text:p>
          </table:table-cell>
          <table:table-cell office:value-type="string" calcext:value-type="string">
            <text:p><text:a xlink:href="http://www.hist-geo.com/Localiser/Ville/Saint-Etienne.php" xlink:type="simple">Saint-Étienne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www.hist-geo.com/Localiser/Departement/Haute-Loire-43.php" xlink:type="simple">Haute-Loire</text:a></text:p>
          </table:table-cell>
          <table:table-cell office:value-type="string" calcext:value-type="string">
            <text:p><text:a xlink:href="http://www.hist-geo.com/Localiser/Ville/Le-Puy-en-Velay.php" xlink:type="simple">Le Puy-en-Velay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www.hist-geo.com/Localiser/Departement/Loire-Atlantique-44.php" xlink:type="simple">Loire-Atlantique</text:a></text:p>
          </table:table-cell>
          <table:table-cell office:value-type="string" calcext:value-type="string">
            <text:p><text:a xlink:href="http://www.hist-geo.com/Localiser/Ville/Nantes.php" xlink:type="simple">Nantes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www.hist-geo.com/Localiser/Departement/Loiret-45.php" xlink:type="simple">Loiret</text:a></text:p>
          </table:table-cell>
          <table:table-cell office:value-type="string" calcext:value-type="string">
            <text:p><text:a xlink:href="http://www.hist-geo.com/Localiser/Ville/Orleans.php" xlink:type="simple">Orléans</text:a></text:p>
          </table:table-cell>
          <table:table-cell office:value-type="string" calcext:value-type="string">
            <text:p><text:a xlink:href="http://www.hist-geo.com/Localiser/Region/Centre.php" xlink:type="simple">Centre</text:a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www.hist-geo.com/Localiser/Departement/Lot-46.php" xlink:type="simple">Lot</text:a></text:p>
          </table:table-cell>
          <table:table-cell office:value-type="string" calcext:value-type="string">
            <text:p><text:a xlink:href="http://www.hist-geo.com/Localiser/Ville/Cahors.php" xlink:type="simple">Cahors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www.hist-geo.com/Localiser/Departement/Lot-et-Garonne-47.php" xlink:type="simple">Lot-et-Garonne</text:a></text:p>
          </table:table-cell>
          <table:table-cell office:value-type="string" calcext:value-type="string">
            <text:p><text:a xlink:href="http://www.hist-geo.com/Localiser/Ville/Agen.php" xlink:type="simple">Agen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www.hist-geo.com/Localiser/Departement/Lozere-48.php" xlink:type="simple">Lozère</text:a></text:p>
          </table:table-cell>
          <table:table-cell office:value-type="string" calcext:value-type="string">
            <text:p><text:a xlink:href="http://www.hist-geo.com/Localiser/Ville/Mende.php" xlink:type="simple">Mende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www.hist-geo.com/Localiser/Departement/Maine-et-Loire-49.php" xlink:type="simple">Maine-et-Loire</text:a></text:p>
          </table:table-cell>
          <table:table-cell office:value-type="string" calcext:value-type="string">
            <text:p><text:a xlink:href="http://www.hist-geo.com/Localiser/Ville/Angers.php" xlink:type="simple">Angers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hist-geo.com/Localiser/Departement/Manche-50.php" xlink:type="simple">Manche</text:a></text:p>
          </table:table-cell>
          <table:table-cell office:value-type="string" calcext:value-type="string">
            <text:p><text:a xlink:href="http://www.hist-geo.com/Localiser/Ville/Saint-Lo.php" xlink:type="simple">Saint-Lô</text:a></text:p>
          </table:table-cell>
          <table:table-cell office:value-type="string" calcext:value-type="string">
            <text:p><text:a xlink:href="http://www.hist-geo.com/Localiser/Region/Basse-Normandie.php" xlink:type="simple">Basse-Normandie</text:a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www.hist-geo.com/Localiser/Departement/Marne-51.php" xlink:type="simple">Marne</text:a></text:p>
          </table:table-cell>
          <table:table-cell office:value-type="string" calcext:value-type="string">
            <text:p><text:a xlink:href="http://www.hist-geo.com/Localiser/Ville/Chalons-en-Champagne.php" xlink:type="simple">Châlons-en-Champagne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hist-geo.com/Localiser/Departement/Haute-Marne-52.php" xlink:type="simple">Haute-Marne</text:a></text:p>
          </table:table-cell>
          <table:table-cell office:value-type="string" calcext:value-type="string">
            <text:p><text:a xlink:href="http://www.hist-geo.com/Localiser/Ville/Chaumont.php" xlink:type="simple">Chaumont</text:a></text:p>
          </table:table-cell>
          <table:table-cell office:value-type="string" calcext:value-type="string">
            <text:p><text:a xlink:href="http://www.hist-geo.com/Localiser/Region/Champagne-Ardenne.php" xlink:type="simple">Champagne-Ardenne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www.hist-geo.com/Localiser/Departement/Mayenne-53.php" xlink:type="simple">Mayenne</text:a></text:p>
          </table:table-cell>
          <table:table-cell office:value-type="string" calcext:value-type="string">
            <text:p><text:a xlink:href="http://www.hist-geo.com/Localiser/Ville/Laval.php" xlink:type="simple">Laval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www.hist-geo.com/Localiser/Departement/Meurthe-et-Moselle-54.php" xlink:type="simple">Meurthe-et-Moselle</text:a></text:p>
          </table:table-cell>
          <table:table-cell office:value-type="string" calcext:value-type="string">
            <text:p><text:a xlink:href="http://www.hist-geo.com/Localiser/Ville/Nancy.php" xlink:type="simple">Nancy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hist-geo.com/Localiser/Departement/Meuse-55.php" xlink:type="simple">Meuse</text:a></text:p>
          </table:table-cell>
          <table:table-cell office:value-type="string" calcext:value-type="string">
            <text:p><text:a xlink:href="http://www.hist-geo.com/Localiser/Ville/Bar-le-Duc.php" xlink:type="simple">Bar-le-Duc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hist-geo.com/Localiser/Departement/Morbihan-56.php" xlink:type="simple">Morbihan</text:a></text:p>
          </table:table-cell>
          <table:table-cell office:value-type="string" calcext:value-type="string">
            <text:p><text:a xlink:href="http://www.hist-geo.com/Localiser/Ville/Vannes.php" xlink:type="simple">Vannes</text:a></text:p>
          </table:table-cell>
          <table:table-cell office:value-type="string" calcext:value-type="string">
            <text:p><text:a xlink:href="http://www.hist-geo.com/Localiser/Region/Bretagne.php" xlink:type="simple">Bretagne</text:a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www.hist-geo.com/Localiser/Departement/Moselle-57.php" xlink:type="simple">Moselle</text:a></text:p>
          </table:table-cell>
          <table:table-cell office:value-type="string" calcext:value-type="string">
            <text:p><text:a xlink:href="http://www.hist-geo.com/Localiser/Ville/Metz.php" xlink:type="simple">Metz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www.hist-geo.com/Localiser/Departement/Nievre-58.php" xlink:type="simple">Nièvre</text:a></text:p>
          </table:table-cell>
          <table:table-cell office:value-type="string" calcext:value-type="string">
            <text:p><text:a xlink:href="http://www.hist-geo.com/Localiser/Ville/Nevers.php" xlink:type="simple">Nevers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www.hist-geo.com/Localiser/Departement/Nord-59.php" xlink:type="simple">Nord</text:a></text:p>
          </table:table-cell>
          <table:table-cell office:value-type="string" calcext:value-type="string">
            <text:p><text:a xlink:href="http://www.hist-geo.com/Localiser/Ville/Lille.php" xlink:type="simple">Lille</text:a></text:p>
          </table:table-cell>
          <table:table-cell office:value-type="string" calcext:value-type="string">
            <text:p><text:a xlink:href="http://www.hist-geo.com/Localiser/Region/Nord-Pas-de-Calais.php" xlink:type="simple">Nord-Pas-de-Calais</text:a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hist-geo.com/Localiser/Departement/Oise-60.php" xlink:type="simple">Oise</text:a></text:p>
          </table:table-cell>
          <table:table-cell office:value-type="string" calcext:value-type="string">
            <text:p><text:a xlink:href="http://www.hist-geo.com/Localiser/Ville/Beauvais.php" xlink:type="simple">Beauvais</text:a></text:p>
          </table:table-cell>
          <table:table-cell office:value-type="string" calcext:value-type="string">
            <text:p><text:a xlink:href="http://www.hist-geo.com/Localiser/Region/Picardie.php" xlink:type="simple">Picardie</text:a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hist-geo.com/Localiser/Departement/Orne-61.php" xlink:type="simple">Orne</text:a></text:p>
          </table:table-cell>
          <table:table-cell office:value-type="string" calcext:value-type="string">
            <text:p><text:a xlink:href="http://www.hist-geo.com/Localiser/Ville/Alencon.php" xlink:type="simple">Alençon</text:a></text:p>
          </table:table-cell>
          <table:table-cell office:value-type="string" calcext:value-type="string">
            <text:p><text:a xlink:href="http://www.hist-geo.com/Localiser/Region/Basse-Normandie.php" xlink:type="simple">Basse-Normandie</text:a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hist-geo.com/Localiser/Departement/Pas-de-Calais-62.php" xlink:type="simple">Pas-de-Calais</text:a></text:p>
          </table:table-cell>
          <table:table-cell office:value-type="string" calcext:value-type="string">
            <text:p><text:a xlink:href="http://www.hist-geo.com/Localiser/Ville/Arras.php" xlink:type="simple">Arras</text:a></text:p>
          </table:table-cell>
          <table:table-cell office:value-type="string" calcext:value-type="string">
            <text:p><text:a xlink:href="http://www.hist-geo.com/Localiser/Region/Nord-Pas-de-Calais.php" xlink:type="simple">Nord-Pas-de-Calais</text:a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hist-geo.com/Localiser/Departement/Puy-de-Dome-63.php" xlink:type="simple">Puy-de-Dôme</text:a></text:p>
          </table:table-cell>
          <table:table-cell office:value-type="string" calcext:value-type="string">
            <text:p><text:a xlink:href="http://www.hist-geo.com/Localiser/Ville/Clermont-Ferrand.php" xlink:type="simple">Clermont-Ferrand</text:a></text:p>
          </table:table-cell>
          <table:table-cell office:value-type="string" calcext:value-type="string">
            <text:p><text:a xlink:href="http://www.hist-geo.com/Localiser/Region/Auvergne.php" xlink:type="simple">Auvergne</text:a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hist-geo.com/Localiser/Departement/Pyrenees-Atlantiques-64.php" xlink:type="simple">Pyrénées-Atlantiques</text:a></text:p>
          </table:table-cell>
          <table:table-cell office:value-type="string" calcext:value-type="string">
            <text:p><text:a xlink:href="http://www.hist-geo.com/Localiser/Ville/Pau.php" xlink:type="simple">Pau</text:a></text:p>
          </table:table-cell>
          <table:table-cell office:value-type="string" calcext:value-type="string">
            <text:p><text:a xlink:href="http://www.hist-geo.com/Localiser/Region/Aquitaine.php" xlink:type="simple">Aquitaine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www.hist-geo.com/Localiser/Departement/Hautes-Pyrenees-65.php" xlink:type="simple">Hautes-Pyrénées</text:a></text:p>
          </table:table-cell>
          <table:table-cell office:value-type="string" calcext:value-type="string">
            <text:p><text:a xlink:href="http://www.hist-geo.com/Localiser/Ville/Tarbes.php" xlink:type="simple">Tarbes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hist-geo.com/Localiser/Departement/Pyrenees-Orientales-66.php" xlink:type="simple">Pyrénées-Orientales</text:a></text:p>
          </table:table-cell>
          <table:table-cell office:value-type="string" calcext:value-type="string">
            <text:p><text:a xlink:href="http://www.hist-geo.com/Localiser/Ville/Perpignan.php" xlink:type="simple">Perpignan</text:a></text:p>
          </table:table-cell>
          <table:table-cell office:value-type="string" calcext:value-type="string">
            <text:p><text:a xlink:href="http://www.hist-geo.com/Localiser/Region/Languedoc-Roussillon.php" xlink:type="simple">Languedoc-Roussillon</text:a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www.hist-geo.com/Localiser/Departement/Bas-Rhin-67.php" xlink:type="simple">Bas-Rhin</text:a></text:p>
          </table:table-cell>
          <table:table-cell office:value-type="string" calcext:value-type="string">
            <text:p><text:a xlink:href="http://www.hist-geo.com/Localiser/Ville/Strasbourg.php" xlink:type="simple">Strasbourg</text:a></text:p>
          </table:table-cell>
          <table:table-cell office:value-type="string" calcext:value-type="string">
            <text:p><text:a xlink:href="http://www.hist-geo.com/Localiser/Region/Alsace.php" xlink:type="simple">Alsace</text:a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www.hist-geo.com/Localiser/Departement/Haut-Rhin-68.php" xlink:type="simple">Haut-Rhin</text:a></text:p>
          </table:table-cell>
          <table:table-cell office:value-type="string" calcext:value-type="string">
            <text:p><text:a xlink:href="http://www.hist-geo.com/Localiser/Ville/Colmar.php" xlink:type="simple">Colmar</text:a></text:p>
          </table:table-cell>
          <table:table-cell office:value-type="string" calcext:value-type="string">
            <text:p><text:a xlink:href="http://www.hist-geo.com/Localiser/Region/Alsace.php" xlink:type="simple">Alsace</text:a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www.hist-geo.com/Localiser/Departement/Rhone-69.php" xlink:type="simple">Rhône</text:a></text:p>
          </table:table-cell>
          <table:table-cell office:value-type="string" calcext:value-type="string">
            <text:p><text:a xlink:href="http://www.hist-geo.com/Localiser/Ville/Lyon.php" xlink:type="simple">Lyon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www.hist-geo.com/Localiser/Departement/Haute-Saone-70.php" xlink:type="simple">Haute-Saône</text:a></text:p>
          </table:table-cell>
          <table:table-cell office:value-type="string" calcext:value-type="string">
            <text:p><text:a xlink:href="http://www.hist-geo.com/Localiser/Ville/Vesoul.php" xlink:type="simple">Vesoul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www.hist-geo.com/Localiser/Departement/Saone-et-Loire-71.php" xlink:type="simple">Saône-et-Loire</text:a></text:p>
          </table:table-cell>
          <table:table-cell office:value-type="string" calcext:value-type="string">
            <text:p><text:a xlink:href="http://www.hist-geo.com/Localiser/Ville/Macon.php" xlink:type="simple">Mâcon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www.hist-geo.com/Localiser/Departement/Sarthe-72.php" xlink:type="simple">Sarthe</text:a></text:p>
          </table:table-cell>
          <table:table-cell office:value-type="string" calcext:value-type="string">
            <text:p><text:a xlink:href="http://www.hist-geo.com/Localiser/Ville/Le-Mans.php" xlink:type="simple">Le Mans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ww.hist-geo.com/Localiser/Departement/Savoie-73.php" xlink:type="simple">Savoie</text:a></text:p>
          </table:table-cell>
          <table:table-cell office:value-type="string" calcext:value-type="string">
            <text:p><text:a xlink:href="http://www.hist-geo.com/Localiser/Ville/Chambery.php" xlink:type="simple">Chambéry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www.hist-geo.com/Localiser/Departement/Haute-Savoie-74.php" xlink:type="simple">Haute-Savoie</text:a></text:p>
          </table:table-cell>
          <table:table-cell office:value-type="string" calcext:value-type="string">
            <text:p><text:a xlink:href="http://www.hist-geo.com/Localiser/Ville/Annecy.php" xlink:type="simple">Annecy</text:a></text:p>
          </table:table-cell>
          <table:table-cell office:value-type="string" calcext:value-type="string">
            <text:p><text:a xlink:href="http://www.hist-geo.com/Localiser/Region/Rhone-Alpes.php" xlink:type="simple">Rhône-Alpes</text:a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www.hist-geo.com/Localiser/Departement/Paris-75.php" xlink:type="simple">Paris</text:a></text:p>
          </table:table-cell>
          <table:table-cell office:value-type="string" calcext:value-type="string">
            <text:p><text:a xlink:href="http://www.hist-geo.com/Localiser/Ville/Paris.php" xlink:type="simple">Paris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www.hist-geo.com/Localiser/Departement/Seine-Maritime-76.php" xlink:type="simple">Seine-Maritime</text:a></text:p>
          </table:table-cell>
          <table:table-cell office:value-type="string" calcext:value-type="string">
            <text:p><text:a xlink:href="http://www.hist-geo.com/Localiser/Ville/Rouen.php" xlink:type="simple">Rouen</text:a></text:p>
          </table:table-cell>
          <table:table-cell office:value-type="string" calcext:value-type="string">
            <text:p><text:a xlink:href="http://www.hist-geo.com/Localiser/Region/Haute-Normandie.php" xlink:type="simple">Haute-Normandie</text:a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www.hist-geo.com/Localiser/Departement/Seine-et-Marne-77.php" xlink:type="simple">Seine-et-Marne</text:a></text:p>
          </table:table-cell>
          <table:table-cell office:value-type="string" calcext:value-type="string">
            <text:p><text:a xlink:href="http://www.hist-geo.com/Localiser/Ville/Melun.php" xlink:type="simple">Melun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www.hist-geo.com/Localiser/Departement/Yvelines-78.php" xlink:type="simple">Yvelines</text:a></text:p>
          </table:table-cell>
          <table:table-cell office:value-type="string" calcext:value-type="string">
            <text:p><text:a xlink:href="http://www.hist-geo.com/Localiser/Ville/Versailles.php" xlink:type="simple">Versailles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www.hist-geo.com/Localiser/Departement/Deux-Sevres-79.php" xlink:type="simple">Deux-Sèvres</text:a></text:p>
          </table:table-cell>
          <table:table-cell office:value-type="string" calcext:value-type="string">
            <text:p><text:a xlink:href="http://www.hist-geo.com/Localiser/Ville/Niort.php" xlink:type="simple">Niort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hist-geo.com/Localiser/Departement/Somme-80.php" xlink:type="simple">Somme</text:a></text:p>
          </table:table-cell>
          <table:table-cell office:value-type="string" calcext:value-type="string">
            <text:p><text:a xlink:href="http://www.hist-geo.com/Localiser/Ville/Amiens.php" xlink:type="simple">Amiens</text:a></text:p>
          </table:table-cell>
          <table:table-cell office:value-type="string" calcext:value-type="string">
            <text:p><text:a xlink:href="http://www.hist-geo.com/Localiser/Region/Picardie.php" xlink:type="simple">Picardie</text:a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hist-geo.com/Localiser/Departement/Tarn-81.php" xlink:type="simple">Tarn</text:a></text:p>
          </table:table-cell>
          <table:table-cell office:value-type="string" calcext:value-type="string">
            <text:p><text:a xlink:href="http://www.hist-geo.com/Localiser/Ville/Albi.php" xlink:type="simple">Albi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hist-geo.com/Localiser/Departement/Tarn-et-Garonne-82.php" xlink:type="simple">Tarn-et-Garonne</text:a></text:p>
          </table:table-cell>
          <table:table-cell office:value-type="string" calcext:value-type="string">
            <text:p><text:a xlink:href="http://www.hist-geo.com/Localiser/Ville/Montauban.php" xlink:type="simple">Montauban</text:a></text:p>
          </table:table-cell>
          <table:table-cell office:value-type="string" calcext:value-type="string">
            <text:p><text:a xlink:href="http://www.hist-geo.com/Localiser/Region/Midi-Pyrenees.php" xlink:type="simple">Midi-Pyrénées</text:a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www.hist-geo.com/Localiser/Departement/Var-83.php" xlink:type="simple">Var</text:a></text:p>
          </table:table-cell>
          <table:table-cell office:value-type="string" calcext:value-type="string">
            <text:p><text:a xlink:href="http://www.hist-geo.com/Localiser/Ville/Toulon.php" xlink:type="simple">Toulon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hist-geo.com/Localiser/Departement/Vaucluse-84.php" xlink:type="simple">Vaucluse</text:a></text:p>
          </table:table-cell>
          <table:table-cell office:value-type="string" calcext:value-type="string">
            <text:p><text:a xlink:href="http://www.hist-geo.com/Localiser/Ville/Avignon.php" xlink:type="simple">Avignon</text:a></text:p>
          </table:table-cell>
          <table:table-cell office:value-type="string" calcext:value-type="string">
            <text:p><text:a xlink:href="http://www.hist-geo.com/Localiser/Region/Provence-Alpes-Cote-d-Azur.php" xlink:type="simple">Provence-Alpes-Côte d'Azur</text:a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hist-geo.com/Localiser/Departement/Vendee-85.php" xlink:type="simple">Vendée</text:a></text:p>
          </table:table-cell>
          <table:table-cell office:value-type="string" calcext:value-type="string">
            <text:p><text:a xlink:href="http://www.hist-geo.com/Localiser/Ville/La-Roche-sur-Yon.php" xlink:type="simple">La Roche-sur-Yon</text:a></text:p>
          </table:table-cell>
          <table:table-cell office:value-type="string" calcext:value-type="string">
            <text:p><text:a xlink:href="http://www.hist-geo.com/Localiser/Region/Pays-de-la-Loire.php" xlink:type="simple">Pays de la Loire</text:a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www.hist-geo.com/Localiser/Departement/Vienne-86.php" xlink:type="simple">Vienne</text:a></text:p>
          </table:table-cell>
          <table:table-cell office:value-type="string" calcext:value-type="string">
            <text:p><text:a xlink:href="http://www.hist-geo.com/Localiser/Ville/Poitiers.php" xlink:type="simple">Poitiers</text:a></text:p>
          </table:table-cell>
          <table:table-cell office:value-type="string" calcext:value-type="string">
            <text:p><text:a xlink:href="http://www.hist-geo.com/Localiser/Region/Poitou-Charentes.php" xlink:type="simple">Poitou-Charentes</text:a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hist-geo.com/Localiser/Departement/Haute-Vienne-87.php" xlink:type="simple">Haute-Vienne</text:a></text:p>
          </table:table-cell>
          <table:table-cell office:value-type="string" calcext:value-type="string">
            <text:p><text:a xlink:href="http://www.hist-geo.com/Localiser/Ville/Limoges.php" xlink:type="simple">Limoges</text:a></text:p>
          </table:table-cell>
          <table:table-cell office:value-type="string" calcext:value-type="string">
            <text:p><text:a xlink:href="http://www.hist-geo.com/Localiser/Region/Limousin.php" xlink:type="simple">Limousin</text:a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www.hist-geo.com/Localiser/Departement/Vosges-88.php" xlink:type="simple">Vosges</text:a></text:p>
          </table:table-cell>
          <table:table-cell office:value-type="string" calcext:value-type="string">
            <text:p><text:a xlink:href="http://www.hist-geo.com/Localiser/Ville/Epinal.php" xlink:type="simple">Épinal</text:a></text:p>
          </table:table-cell>
          <table:table-cell office:value-type="string" calcext:value-type="string">
            <text:p><text:a xlink:href="http://www.hist-geo.com/Localiser/Region/Lorraine.php" xlink:type="simple">Lorraine</text:a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hist-geo.com/Localiser/Departement/Yonne-89.php" xlink:type="simple">Yonne</text:a></text:p>
          </table:table-cell>
          <table:table-cell office:value-type="string" calcext:value-type="string">
            <text:p><text:a xlink:href="http://www.hist-geo.com/Localiser/Ville/Auxerre.php" xlink:type="simple">Auxerre</text:a></text:p>
          </table:table-cell>
          <table:table-cell office:value-type="string" calcext:value-type="string">
            <text:p><text:a xlink:href="http://www.hist-geo.com/Localiser/Region/Bourgogne.php" xlink:type="simple">Bourgogne</text:a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www.hist-geo.com/Localiser/Departement/Territoire-de-Belfort-90.php" xlink:type="simple">Territoire-de-Belfort</text:a></text:p>
          </table:table-cell>
          <table:table-cell office:value-type="string" calcext:value-type="string">
            <text:p><text:a xlink:href="http://www.hist-geo.com/Localiser/Ville/Belfort.php" xlink:type="simple">Belfort</text:a></text:p>
          </table:table-cell>
          <table:table-cell office:value-type="string" calcext:value-type="string">
            <text:p><text:a xlink:href="http://www.hist-geo.com/Localiser/Region/Franche-Comte.php" xlink:type="simple">Franche-Comté</text:a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hist-geo.com/Localiser/Departement/Essonne-91.php" xlink:type="simple">Essonne</text:a></text:p>
          </table:table-cell>
          <table:table-cell office:value-type="string" calcext:value-type="string">
            <text:p><text:a xlink:href="http://www.hist-geo.com/Localiser/Ville/Evry.php" xlink:type="simple">Évry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www.hist-geo.com/Localiser/Departement/Hauts-de-Seine-92.php" xlink:type="simple">Hauts-de-Seine</text:a></text:p>
          </table:table-cell>
          <table:table-cell office:value-type="string" calcext:value-type="string">
            <text:p><text:a xlink:href="http://www.hist-geo.com/Localiser/Ville/Nanterre.php" xlink:type="simple">Nanterre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www.hist-geo.com/Localiser/Departement/Seine-Saint-Denis-93.php" xlink:type="simple">Seine-Saint-Denis</text:a></text:p>
          </table:table-cell>
          <table:table-cell office:value-type="string" calcext:value-type="string">
            <text:p><text:a xlink:href="http://www.hist-geo.com/Localiser/Ville/Bobigny.php" xlink:type="simple">Bobigny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www.hist-geo.com/Localiser/Departement/Val-de-Marne-94.php" xlink:type="simple">Val-de-Marne</text:a></text:p>
          </table:table-cell>
          <table:table-cell office:value-type="string" calcext:value-type="string">
            <text:p><text:a xlink:href="http://www.hist-geo.com/Localiser/Ville/Creteil.php" xlink:type="simple">Créteil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www.hist-geo.com/Localiser/Departement/Val-d-Oise-95.php" xlink:type="simple">Val-d'Oise</text:a></text:p>
          </table:table-cell>
          <table:table-cell office:value-type="string" calcext:value-type="string">
            <text:p><text:a xlink:href="http://www.hist-geo.com/Localiser/Ville/Pontoise.php" xlink:type="simple">Pontoise</text:a></text:p>
          </table:table-cell>
          <table:table-cell office:value-type="string" calcext:value-type="string">
            <text:p><text:a xlink:href="http://www.hist-geo.com/Localiser/Region/Ile-de-France.php" xlink:type="simple">Ile-de-Franc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27:53.374206987</meta:creation-date>
    <dc:date>2019-01-09T12:30:30.892542529</dc:date>
    <meta:editing-duration>PT2M38S</meta:editing-duration>
    <meta:editing-cycles>1</meta:editing-cycles>
    <meta:document-statistic meta:table-count="1" meta:cell-count="388" meta:object-count="0"/>
    <meta:generator>LibreOffice/6.0.7.3$Linux_X86_64 LibreOffice_project/00m0$Build-3</meta:generator>
  </office:meta>
</office:document-meta>
</file>